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926041666666667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447916666667cm" style:use-optimal-column-width="true"/>
    </style:style>
    <style:style style:name="co4" style:family="table-column">
      <style:table-column-properties fo:break-before="auto" style:column-width="6.64104166666667cm" style:use-optimal-column-width="true"/>
    </style:style>
    <style:style style:name="co5" style:family="table-column">
      <style:table-column-properties fo:break-before="auto" style:column-width="3.20145833333333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3.94229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5479166666667cm"/>
    </style:style>
    <style:style style:name="co17" style:family="table-column">
      <style:table-column-properties fo:break-before="auto" style:column-width="2.51354166666667cm"/>
    </style:style>
    <style:style style:name="co18" style:family="table-column">
      <style:table-column-properties fo:break-before="auto" style:column-width="2.619375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60625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1.79916666666667cm"/>
    </style:style>
    <style:style style:name="ro1" style:family="table-row">
      <style:table-row-properties style:row-height="84.6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pril_202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19" table:default-cell-style-name="ce7"/>
        <table:table-column table:style-name="co11" table:default-cell-style-name="ce7"/>
        <table:table-column table:style-name="co6" table:default-cell-style-name="ce7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2" table:default-cell-style-name="ce1"/>
        <table:table-column table:style-name="co24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35" table:style-name="ce5">
            <text:p>335</text:p>
          </table:table-cell>
          <table:table-cell office:value-type="float" office:value="320.67081999999999" table:style-name="ce5">
            <text:p>321</text:p>
          </table:table-cell>
          <table:table-cell office:value-type="float" office:value="766" table:style-name="ce5">
            <text:p>766</text:p>
          </table:table-cell>
          <table:table-cell office:value-type="float" office:value="739.95704000000001" table:style-name="ce5">
            <text:p>740</text:p>
          </table:table-cell>
          <table:table-cell office:value-type="float" office:value="4215" table:style-name="ce5">
            <text:p>4,215</text:p>
          </table:table-cell>
          <table:table-cell office:value-type="float" office:value="4106.8348399999986" table:style-name="ce5">
            <text:p>4,107</text:p>
          </table:table-cell>
          <table:table-cell office:value-type="float" office:value="2700" table:style-name="ce5">
            <text:p>2,700</text:p>
          </table:table-cell>
          <table:table-cell office:value-type="float" office:value="2641.2990499999996" table:style-name="ce5">
            <text:p>2,641</text:p>
          </table:table-cell>
          <table:table-cell office:value-type="float" office:value="177" table:style-name="ce5">
            <text:p>177</text:p>
          </table:table-cell>
          <table:table-cell office:value-type="float" office:value="173.26191999999998" table:style-name="ce5">
            <text:p>173</text:p>
          </table:table-cell>
          <table:table-cell office:value-type="float" office:value="31" table:style-name="ce5">
            <text:p>31</text:p>
          </table:table-cell>
          <table:table-cell office:value-type="float" office:value="29.66892" table:style-name="ce5">
            <text:p>30</text:p>
          </table:table-cell>
          <table:table-cell office:value-type="float" office:value="8224" table:style-name="ce5">
            <text:p>8,224</text:p>
          </table:table-cell>
          <table:table-cell office:value-type="float" office:value="8011.6925899999978" table:style-name="ce5">
            <text:p>8,012</text:p>
          </table:table-cell>
          <table:table-cell office:value-type="float" office:value="43" table:style-name="ce5">
            <text:p>43</text:p>
          </table:table-cell>
          <table:table-cell office:value-type="float" office:value="41.1" table:style-name="ce5">
            <text:p>41</text:p>
          </table:table-cell>
          <table:table-cell office:value-type="float" office:value="326" table:style-name="ce5">
            <text:p>326</text:p>
          </table:table-cell>
          <table:table-cell office:value-type="float" office:value="322.36" table:style-name="ce5">
            <text:p>322</text:p>
          </table:table-cell>
          <table:table-cell office:value-type="float" office:value="5" table:style-name="ce5">
            <text:p>5</text:p>
          </table:table-cell>
          <table:table-cell office:value-type="float" office:value="3.9" table:style-name="ce5">
            <text:p>4</text:p>
          </table:table-cell>
          <table:table-cell office:value-type="float" office:value="374" table:style-name="ce5">
            <text:p>374</text:p>
          </table:table-cell>
          <table:table-cell office:value-type="float" office:value="367.36" table:style-name="ce5">
            <text:p>367</text:p>
          </table:table-cell>
          <table:table-cell office:value-type="float" office:value="0" table:style-name="ce5">
            <text:p>0</text:p>
          </table:table-cell>
          <table:table-cell office:value-type="float" office:value="8598" table:style-name="ce5">
            <text:p>8,598</text:p>
          </table:table-cell>
          <table:table-cell office:value-type="float" office:value="8379.0525899999975" table:style-name="ce5">
            <text:p>8,379</text:p>
          </table:table-cell>
          <table:table-cell office:value-type="float" office:value="32171772.690000001" table:style-name="ce5">
            <text:p>32,171,773</text:p>
          </table:table-cell>
          <table:table-cell office:value-type="float" office:value="978321.59" table:style-name="ce5">
            <text:p>978,322</text:p>
          </table:table-cell>
          <table:table-cell office:value-type="float" office:value="415766.43" table:style-name="ce5">
            <text:p>415,766</text:p>
          </table:table-cell>
          <table:table-cell office:value-type="float" office:value="82110.239999999991" table:style-name="ce5">
            <text:p>82,110</text:p>
          </table:table-cell>
          <table:table-cell office:value-type="float" office:value="9611333.6100000013" table:style-name="ce5">
            <text:p>9,611,334</text:p>
          </table:table-cell>
          <table:table-cell office:value-type="float" office:value="4141231.5600000005" table:style-name="ce5">
            <text:p>4,141,232</text:p>
          </table:table-cell>
          <table:table-cell office:value-type="float" office:value="47400536.120000005" table:style-name="ce5">
            <text:p>47,400,536</text:p>
          </table:table-cell>
          <table:table-cell office:value-type="float" office:value="4800346.8899999987" table:style-name="ce6">
            <text:p>4,800,347</text:p>
          </table:table-cell>
          <table:table-cell office:value-type="float" office:value="546947.81000000006" table:style-name="ce6">
            <text:p>546,948</text:p>
          </table:table-cell>
          <table:table-cell office:value-type="float" office:value="5347294.6999999993" table:style-name="ce6">
            <text:p>5,347,295</text:p>
          </table:table-cell>
          <table:table-cell office:value-type="float" office:value="52747830.820000008" table:style-name="ce6">
            <text:p>52,747,831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37" table:style-name="ce5">
            <text:p>137</text:p>
          </table:table-cell>
          <table:table-cell office:value-type="float" office:value="123.20896" table:style-name="ce5">
            <text:p>123</text:p>
          </table:table-cell>
          <table:table-cell office:value-type="float" office:value="90" table:style-name="ce5">
            <text:p>90</text:p>
          </table:table-cell>
          <table:table-cell office:value-type="float" office:value="82.983790000000027" table:style-name="ce5">
            <text:p>83</text:p>
          </table:table-cell>
          <table:table-cell office:value-type="float" office:value="85" table:style-name="ce5">
            <text:p>85</text:p>
          </table:table-cell>
          <table:table-cell office:value-type="float" office:value="80.767570000000006" table:style-name="ce5">
            <text:p>81</text:p>
          </table:table-cell>
          <table:table-cell office:value-type="float" office:value="10" table:style-name="ce5">
            <text:p>10</text:p>
          </table:table-cell>
          <table:table-cell office:value-type="float" office:value="8.7972900000000003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3" table:style-name="ce5">
            <text:p>323</text:p>
          </table:table-cell>
          <table:table-cell office:value-type="float" office:value="296.75761" table:style-name="ce5">
            <text:p>2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3" table:style-name="ce5">
            <text:p>323</text:p>
          </table:table-cell>
          <table:table-cell office:value-type="float" office:value="296.75761" table:style-name="ce5">
            <text:p>297</text:p>
          </table:table-cell>
          <table:table-cell office:value-type="float" office:value="745410.79" table:style-name="ce5">
            <text:p>745,411</text:p>
          </table:table-cell>
          <table:table-cell office:value-type="float" office:value="11169.789999999999" table:style-name="ce5">
            <text:p>11,170</text:p>
          </table:table-cell>
          <table:table-cell office:value-type="float" office:value="0" table:style-name="ce5">
            <text:p>0</text:p>
          </table:table-cell>
          <table:table-cell office:value-type="float" office:value="-8190.1" table:style-name="ce5">
            <text:p>-8,190</text:p>
          </table:table-cell>
          <table:table-cell office:value-type="float" office:value="219146.03999999998" table:style-name="ce5">
            <text:p>219,146</text:p>
          </table:table-cell>
          <table:table-cell office:value-type="float" office:value="95081.459999999992" table:style-name="ce5">
            <text:p>95,081</text:p>
          </table:table-cell>
          <table:table-cell office:value-type="float" office:value="1062617.98" table:style-name="ce5">
            <text:p>1,062,618</text:p>
          </table:table-cell>
          <table:table-cell office:value-type="float" office:value="14.06" table:style-name="ce6">
            <text:p>14</text:p>
          </table:table-cell>
          <table:table-cell office:value-type="float" office:value="0" table:style-name="ce6">
            <text:p>0</text:p>
          </table:table-cell>
          <table:table-cell office:value-type="float" office:value="14.06" table:style-name="ce6">
            <text:p>14</text:p>
          </table:table-cell>
          <table:table-cell office:value-type="float" office:value="1062632.04" table:style-name="ce6">
            <text:p>1,062,632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037" table:style-name="ce5">
            <text:p>9,037</text:p>
          </table:table-cell>
          <table:table-cell office:value-type="float" office:value="7862.5817800001005" table:style-name="ce5">
            <text:p>7,863</text:p>
          </table:table-cell>
          <table:table-cell office:value-type="float" office:value="2853" table:style-name="ce5">
            <text:p>2,853</text:p>
          </table:table-cell>
          <table:table-cell office:value-type="float" office:value="2688.6166599999929" table:style-name="ce5">
            <text:p>2,689</text:p>
          </table:table-cell>
          <table:table-cell office:value-type="float" office:value="3069" table:style-name="ce5">
            <text:p>3,069</text:p>
          </table:table-cell>
          <table:table-cell office:value-type="float" office:value="2908.9613399999912" table:style-name="ce5">
            <text:p>2,909</text:p>
          </table:table-cell>
          <table:table-cell office:value-type="float" office:value="826" table:style-name="ce5">
            <text:p>826</text:p>
          </table:table-cell>
          <table:table-cell office:value-type="float" office:value="802.65808000000015" table:style-name="ce5">
            <text:p>803</text:p>
          </table:table-cell>
          <table:table-cell office:value-type="float" office:value="61" table:style-name="ce5">
            <text:p>61</text:p>
          </table:table-cell>
          <table:table-cell office:value-type="float" office:value="60.9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46" table:style-name="ce5">
            <text:p>15,846</text:p>
          </table:table-cell>
          <table:table-cell office:value-type="float" office:value="14323.717860000083" table:style-name="ce5">
            <text:p>14,324</text:p>
          </table:table-cell>
          <table:table-cell office:value-type="float" office:value="2085" table:style-name="ce5">
            <text:p>2,085</text:p>
          </table:table-cell>
          <table:table-cell office:value-type="float" office:value="2085" table:style-name="ce5">
            <text:p>2,085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93" table:style-name="ce5">
            <text:p>2,093</text:p>
          </table:table-cell>
          <table:table-cell office:value-type="float" office:value="2093" table:style-name="ce5">
            <text:p>2,093</text:p>
          </table:table-cell>
          <table:table-cell office:value-type="float" office:value="0" table:style-name="ce5">
            <text:p>0</text:p>
          </table:table-cell>
          <table:table-cell office:value-type="float" office:value="17939" table:style-name="ce5">
            <text:p>17,939</text:p>
          </table:table-cell>
          <table:table-cell office:value-type="float" office:value="16416.717860000084" table:style-name="ce5">
            <text:p>16,417</text:p>
          </table:table-cell>
          <table:table-cell office:value-type="float" office:value="37496533.730000012" table:style-name="ce5">
            <text:p>37,496,534</text:p>
          </table:table-cell>
          <table:table-cell office:value-type="float" office:value="659447.29" table:style-name="ce5">
            <text:p>659,447</text:p>
          </table:table-cell>
          <table:table-cell office:value-type="float" office:value="268144.52" table:style-name="ce5">
            <text:p>268,145</text:p>
          </table:table-cell>
          <table:table-cell office:value-type="float" office:value="688182.04" table:style-name="ce5">
            <text:p>688,182</text:p>
          </table:table-cell>
          <table:table-cell office:value-type="float" office:value="10994940.51" table:style-name="ce5">
            <text:p>10,994,941</text:p>
          </table:table-cell>
          <table:table-cell office:value-type="float" office:value="5075409.66" table:style-name="ce5">
            <text:p>5,075,410</text:p>
          </table:table-cell>
          <table:table-cell office:value-type="float" office:value="55182657.750000015" table:style-name="ce5">
            <text:p>55,182,658</text:p>
          </table:table-cell>
          <table:table-cell office:value-type="float" office:value="6192486.1500000013" table:style-name="ce6">
            <text:p>6,192,486</text:p>
          </table:table-cell>
          <table:table-cell office:value-type="float" office:value="180" table:style-name="ce6">
            <text:p>180</text:p>
          </table:table-cell>
          <table:table-cell office:value-type="float" office:value="6192666.1500000013" table:style-name="ce6">
            <text:p>6,192,666</text:p>
          </table:table-cell>
          <table:table-cell office:value-type="float" office:value="61375323.900000013" table:style-name="ce6">
            <text:p>61,375,324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61" table:style-name="ce5">
            <text:p>461</text:p>
          </table:table-cell>
          <table:table-cell office:value-type="float" office:value="409.98436000000027" table:style-name="ce5">
            <text:p>410</text:p>
          </table:table-cell>
          <table:table-cell office:value-type="float" office:value="385" table:style-name="ce5">
            <text:p>385</text:p>
          </table:table-cell>
          <table:table-cell office:value-type="float" office:value="355.41252000000003" table:style-name="ce5">
            <text:p>355</text:p>
          </table:table-cell>
          <table:table-cell office:value-type="float" office:value="357" table:style-name="ce5">
            <text:p>357</text:p>
          </table:table-cell>
          <table:table-cell office:value-type="float" office:value="342.4097500000002" table:style-name="ce5">
            <text:p>342</text:p>
          </table:table-cell>
          <table:table-cell office:value-type="float" office:value="94" table:style-name="ce5">
            <text:p>94</text:p>
          </table:table-cell>
          <table:table-cell office:value-type="float" office:value="93.000010000000003" table:style-name="ce5">
            <text:p>93</text:p>
          </table:table-cell>
          <table:table-cell office:value-type="float" office:value="9" table:style-name="ce5">
            <text:p>9</text:p>
          </table:table-cell>
          <table:table-cell office:value-type="float" office:value="8.31531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6" table:style-name="ce5">
            <text:p>1,306</text:p>
          </table:table-cell>
          <table:table-cell office:value-type="float" office:value="1209.1219600000004" table:style-name="ce5">
            <text:p>1,2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6" table:style-name="ce5">
            <text:p>1,306</text:p>
          </table:table-cell>
          <table:table-cell office:value-type="float" office:value="1209.1219600000004" table:style-name="ce5">
            <text:p>1,209</text:p>
          </table:table-cell>
          <table:table-cell office:value-type="float" office:value="3136843.7600000002" table:style-name="ce5">
            <text:p>3,136,844</text:p>
          </table:table-cell>
          <table:table-cell office:value-type="float" office:value="18122.169999999998" table:style-name="ce5">
            <text:p>18,122</text:p>
          </table:table-cell>
          <table:table-cell office:value-type="float" office:value="33646" table:style-name="ce5">
            <text:p>33,646</text:p>
          </table:table-cell>
          <table:table-cell office:value-type="float" office:value="49107.26999999999" table:style-name="ce5">
            <text:p>49,107</text:p>
          </table:table-cell>
          <table:table-cell office:value-type="float" office:value="878634.51" table:style-name="ce5">
            <text:p>878,635</text:p>
          </table:table-cell>
          <table:table-cell office:value-type="float" office:value="419959.98" table:style-name="ce5">
            <text:p>419,960</text:p>
          </table:table-cell>
          <table:table-cell office:value-type="float" office:value="4536313.6899999995" table:style-name="ce5">
            <text:p>4,536,3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536313.6899999995" table:style-name="ce6">
            <text:p>4,536,314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29445" table:style-name="ce5">
            <text:p>29,445</text:p>
          </table:table-cell>
          <table:table-cell office:value-type="float" office:value="27725.104300000203" table:style-name="ce5">
            <text:p>27,725</text:p>
          </table:table-cell>
          <table:table-cell office:value-type="float" office:value="7566" table:style-name="ce5">
            <text:p>7,566</text:p>
          </table:table-cell>
          <table:table-cell office:value-type="float" office:value="7204.7315500000559" table:style-name="ce5">
            <text:p>7,205</text:p>
          </table:table-cell>
          <table:table-cell office:value-type="float" office:value="7802" table:style-name="ce5">
            <text:p>7,802</text:p>
          </table:table-cell>
          <table:table-cell office:value-type="float" office:value="7431.6099100000292" table:style-name="ce5">
            <text:p>7,432</text:p>
          </table:table-cell>
          <table:table-cell office:value-type="float" office:value="914" table:style-name="ce5">
            <text:p>914</text:p>
          </table:table-cell>
          <table:table-cell office:value-type="float" office:value="897.48773000000017" table:style-name="ce5">
            <text:p>897</text:p>
          </table:table-cell>
          <table:table-cell office:value-type="float" office:value="56" table:style-name="ce5">
            <text:p>56</text:p>
          </table:table-cell>
          <table:table-cell office:value-type="float" office:value="54.810810000000004" table:style-name="ce5">
            <text:p>55</text:p>
          </table:table-cell>
          <table:table-cell office:value-type="float" office:value="23049" table:style-name="ce5">
            <text:p>23,049</text:p>
          </table:table-cell>
          <table:table-cell office:value-type="float" office:value="21371.036049999944" table:style-name="ce5">
            <text:p>21,371</text:p>
          </table:table-cell>
          <table:table-cell office:value-type="float" office:value="68832" table:style-name="ce5">
            <text:p>68,832</text:p>
          </table:table-cell>
          <table:table-cell office:value-type="float" office:value="64684.780350000234" table:style-name="ce5">
            <text:p>64,685</text:p>
          </table:table-cell>
          <table:table-cell office:value-type="float" office:value="848.43933473567176" table:style-name="ce5">
            <text:p>848</text:p>
          </table:table-cell>
          <table:table-cell office:value-type="float" office:value="848.43933473567176" table:style-name="ce5">
            <text:p>8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8.43933473567176" table:style-name="ce5">
            <text:p>848</text:p>
          </table:table-cell>
          <table:table-cell office:value-type="float" office:value="848.43933473567176" table:style-name="ce5">
            <text:p>848</text:p>
          </table:table-cell>
          <table:table-cell office:value-type="float" office:value="0" table:style-name="ce5">
            <text:p>0</text:p>
          </table:table-cell>
          <table:table-cell office:value-type="float" office:value="69680.439334735667" table:style-name="ce5">
            <text:p>69,680</text:p>
          </table:table-cell>
          <table:table-cell office:value-type="float" office:value="65533.219684735908" table:style-name="ce5">
            <text:p>65,533</text:p>
          </table:table-cell>
          <table:table-cell office:value-type="float" office:value="184969766.85000002" table:style-name="ce5">
            <text:p>184,969,767</text:p>
          </table:table-cell>
          <table:table-cell office:value-type="float" office:value="22607227" table:style-name="ce5">
            <text:p>22,607,227</text:p>
          </table:table-cell>
          <table:table-cell office:value-type="float" office:value="604987.05999999994" table:style-name="ce5">
            <text:p>604,987</text:p>
          </table:table-cell>
          <table:table-cell office:value-type="float" office:value="9119028.25" table:style-name="ce5">
            <text:p>9,119,028</text:p>
          </table:table-cell>
          <table:table-cell office:value-type="float" office:value="55858710.939999998" table:style-name="ce5">
            <text:p>55,858,711</text:p>
          </table:table-cell>
          <table:table-cell office:value-type="float" office:value="28304374.959999997" table:style-name="ce5">
            <text:p>28,304,375</text:p>
          </table:table-cell>
          <table:table-cell office:value-type="float" office:value="301464095.06" table:style-name="ce5">
            <text:p>301,464,095</text:p>
          </table:table-cell>
          <table:table-cell office:value-type="float" office:value="5298923.04" table:style-name="ce6">
            <text:p>5,298,923</text:p>
          </table:table-cell>
          <table:table-cell office:value-type="float" office:value="15476.2" table:style-name="ce6">
            <text:p>15,476</text:p>
          </table:table-cell>
          <table:table-cell office:value-type="float" office:value="5314399.24" table:style-name="ce6">
            <text:p>5,314,399</text:p>
          </table:table-cell>
          <table:table-cell office:value-type="float" office:value="306778494.30000001" table:style-name="ce6">
            <text:p>306,778,494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099" table:style-name="ce5">
            <text:p>1,099</text:p>
          </table:table-cell>
          <table:table-cell office:value-type="float" office:value="995.42437999999731" table:style-name="ce5">
            <text:p>995</text:p>
          </table:table-cell>
          <table:table-cell office:value-type="float" office:value="481" table:style-name="ce5">
            <text:p>481</text:p>
          </table:table-cell>
          <table:table-cell office:value-type="float" office:value="459.19000000000011" table:style-name="ce5">
            <text:p>459</text:p>
          </table:table-cell>
          <table:table-cell office:value-type="float" office:value="190" table:style-name="ce5">
            <text:p>190</text:p>
          </table:table-cell>
          <table:table-cell office:value-type="float" office:value="180.52786" table:style-name="ce5">
            <text:p>181</text:p>
          </table:table-cell>
          <table:table-cell office:value-type="float" office:value="53" table:style-name="ce5">
            <text:p>53</text:p>
          </table:table-cell>
          <table:table-cell office:value-type="float" office:value="52.040519999999994" table:style-name="ce5">
            <text:p>5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27" table:style-name="ce5">
            <text:p>1,827</text:p>
          </table:table-cell>
          <table:table-cell office:value-type="float" office:value="1691.1827599999974" table:style-name="ce5">
            <text:p>1,691</text:p>
          </table:table-cell>
          <table:table-cell office:value-type="float" office:value="242" table:style-name="ce5">
            <text:p>242</text:p>
          </table:table-cell>
          <table:table-cell office:value-type="float" office:value="232.22" table:style-name="ce5">
            <text:p>2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2" table:style-name="ce5">
            <text:p>242</text:p>
          </table:table-cell>
          <table:table-cell office:value-type="float" office:value="232.22" table:style-name="ce5">
            <text:p>232</text:p>
          </table:table-cell>
          <table:table-cell office:value-type="float" office:value="0" table:style-name="ce5">
            <text:p>0</text:p>
          </table:table-cell>
          <table:table-cell office:value-type="float" office:value="2069" table:style-name="ce5">
            <text:p>2,069</text:p>
          </table:table-cell>
          <table:table-cell office:value-type="float" office:value="1923.4027599999974" table:style-name="ce5">
            <text:p>1,923</text:p>
          </table:table-cell>
          <table:table-cell office:value-type="float" office:value="3940302.0599999996" table:style-name="ce5">
            <text:p>3,940,302</text:p>
          </table:table-cell>
          <table:table-cell office:value-type="float" office:value="63885.49" table:style-name="ce5">
            <text:p>63,885</text:p>
          </table:table-cell>
          <table:table-cell office:value-type="float" office:value="86753.069999999992" table:style-name="ce5">
            <text:p>86,753</text:p>
          </table:table-cell>
          <table:table-cell office:value-type="float" office:value="-52171.9" table:style-name="ce5">
            <text:p>-52,172</text:p>
          </table:table-cell>
          <table:table-cell office:value-type="float" office:value="1102770.42" table:style-name="ce5">
            <text:p>1,102,770</text:p>
          </table:table-cell>
          <table:table-cell office:value-type="float" office:value="532630.73" table:style-name="ce5">
            <text:p>532,631</text:p>
          </table:table-cell>
          <table:table-cell office:value-type="float" office:value="5674169.8699999992" table:style-name="ce5">
            <text:p>5,674,170</text:p>
          </table:table-cell>
          <table:table-cell office:value-type="float" office:value="686372.33" table:style-name="ce6">
            <text:p>686,372</text:p>
          </table:table-cell>
          <table:table-cell office:value-type="float" office:value="0" table:style-name="ce6">
            <text:p>0</text:p>
          </table:table-cell>
          <table:table-cell office:value-type="float" office:value="686372.33" table:style-name="ce6">
            <text:p>686,372</text:p>
          </table:table-cell>
          <table:table-cell office:value-type="float" office:value="6360542.1999999993" table:style-name="ce6">
            <text:p>6,360,542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02" table:style-name="ce5">
            <text:p>2,202</text:p>
          </table:table-cell>
          <table:table-cell office:value-type="float" office:value="1978.0609999999999" table:style-name="ce5">
            <text:p>1,978</text:p>
          </table:table-cell>
          <table:table-cell office:value-type="float" office:value="2202" table:style-name="ce5">
            <text:p>2,202</text:p>
          </table:table-cell>
          <table:table-cell office:value-type="float" office:value="1978.0609999999999" table:style-name="ce5">
            <text:p>1,978</text:p>
          </table:table-cell>
          <table:table-cell office:value-type="float" office:value="70" table:style-name="ce5">
            <text:p>70</text:p>
          </table:table-cell>
          <table:table-cell office:value-type="float" office:value="70" table:style-name="ce5">
            <text:p>7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" table:style-name="ce5">
            <text:p>71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2273" table:style-name="ce5">
            <text:p>2,273</text:p>
          </table:table-cell>
          <table:table-cell office:value-type="float" office:value="2049.0609999999997" table:style-name="ce5">
            <text:p>2,049</text:p>
          </table:table-cell>
          <table:table-cell office:value-type="float" office:value="10475916.679999992" table:style-name="ce5">
            <text:p>10,475,9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75916.679999992" table:style-name="ce5">
            <text:p>10,475,917</text:p>
          </table:table-cell>
          <table:table-cell office:value-type="float" office:value="629582.02999999991" table:style-name="ce6">
            <text:p>629,582</text:p>
          </table:table-cell>
          <table:table-cell office:value-type="float" office:value="0" table:style-name="ce6">
            <text:p>0</text:p>
          </table:table-cell>
          <table:table-cell office:value-type="float" office:value="629582.02999999991" table:style-name="ce6">
            <text:p>629,582</text:p>
          </table:table-cell>
          <table:table-cell office:value-type="float" office:value="11105498.709999992" table:style-name="ce6">
            <text:p>11,105,499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15.46" table:style-name="ce5">
            <text:p>115</text:p>
          </table:table-cell>
          <table:table-cell office:value-type="float" office:value="123" table:style-name="ce5">
            <text:p>123</text:p>
          </table:table-cell>
          <table:table-cell office:value-type="float" office:value="115.46" table:style-name="ce5">
            <text:p>1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3" table:style-name="ce5">
            <text:p>123</text:p>
          </table:table-cell>
          <table:table-cell office:value-type="float" office:value="115.46" table:style-name="ce5">
            <text:p>115</text:p>
          </table:table-cell>
          <table:table-cell office:value-type="float" office:value="583322" table:style-name="ce5">
            <text:p>583,322</text:p>
          </table:table-cell>
          <table:table-cell office:value-type="float" office:value="0" table:style-name="ce5">
            <text:p>0</text:p>
          </table:table-cell>
          <table:table-cell office:value-type="float" office:value="2225" table:style-name="ce5">
            <text:p>2,2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5547" table:style-name="ce5">
            <text:p>585,54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85547" table:style-name="ce6">
            <text:p>585,547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5">
            <text:p>3</text:p>
          </table:table-cell>
          <table:table-cell office:value-type="float" office:value="2.8" table:style-name="ce5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25.69" table:style-name="ce5">
            <text:p>26</text:p>
          </table:table-cell>
          <table:table-cell office:value-type="float" office:value="63" table:style-name="ce5">
            <text:p>63</text:p>
          </table:table-cell>
          <table:table-cell office:value-type="float" office:value="59.36" table:style-name="ce5">
            <text:p>59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</text:p>
          </table:table-cell>
          <table:table-cell office:value-type="float" office:value="105" table:style-name="ce5">
            <text:p>105</text:p>
          </table:table-cell>
          <table:table-cell office:value-type="float" office:value="100.25" table:style-name="ce5">
            <text:p>100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11" table:style-name="ce5">
            <text:p>111</text:p>
          </table:table-cell>
          <table:table-cell office:value-type="float" office:value="106.25" table:style-name="ce5">
            <text:p>106</text:p>
          </table:table-cell>
          <table:table-cell office:value-type="float" office:value="371680.58999999991" table:style-name="ce5">
            <text:p>371,681</text:p>
          </table:table-cell>
          <table:table-cell office:value-type="float" office:value="6372.45" table:style-name="ce5">
            <text:p>6,372</text:p>
          </table:table-cell>
          <table:table-cell office:value-type="float" office:value="0" table:style-name="ce5">
            <text:p>0</text:p>
          </table:table-cell>
          <table:table-cell office:value-type="float" office:value="487.04" table:style-name="ce5">
            <text:p>487</text:p>
          </table:table-cell>
          <table:table-cell office:value-type="float" office:value="98133.349999999991" table:style-name="ce5">
            <text:p>98,133</text:p>
          </table:table-cell>
          <table:table-cell office:value-type="float" office:value="50339.740000000005" table:style-name="ce5">
            <text:p>50,340</text:p>
          </table:table-cell>
          <table:table-cell office:value-type="float" office:value="527013.16999999993" table:style-name="ce5">
            <text:p>527,013</text:p>
          </table:table-cell>
          <table:table-cell office:value-type="float" office:value="22491.53" table:style-name="ce6">
            <text:p>22,492</text:p>
          </table:table-cell>
          <table:table-cell office:value-type="float" office:value="14257" table:style-name="ce6">
            <text:p>14,257</text:p>
          </table:table-cell>
          <table:table-cell office:value-type="float" office:value="36748.53" table:style-name="ce6">
            <text:p>36,749</text:p>
          </table:table-cell>
          <table:table-cell office:value-type="float" office:value="563761.69999999995" table:style-name="ce6">
            <text:p>563,762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" table:style-name="ce5">
            <text:p>47</text:p>
          </table:table-cell>
          <table:table-cell office:value-type="float" office:value="40.81" table:style-name="ce5">
            <text:p>41</text:p>
          </table:table-cell>
          <table:table-cell office:value-type="float" office:value="47" table:style-name="ce5">
            <text:p>47</text:p>
          </table:table-cell>
          <table:table-cell office:value-type="float" office:value="40.8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" table:style-name="ce5">
            <text:p>47</text:p>
          </table:table-cell>
          <table:table-cell office:value-type="float" office:value="40.81" table:style-name="ce5">
            <text:p>41</text:p>
          </table:table-cell>
          <table:table-cell office:value-type="float" office:value="326776" table:style-name="ce5">
            <text:p>326,7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6776" table:style-name="ce5">
            <text:p>326,77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26776" table:style-name="ce6">
            <text:p>326,776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17" table:style-name="ce5">
            <text:p>17</text:p>
          </table:table-cell>
          <table:table-cell office:value-type="float" office:value="15.6" table:style-name="ce5">
            <text:p>16</text:p>
          </table:table-cell>
          <table:table-cell office:value-type="float" office:value="150" table:style-name="ce5">
            <text:p>150</text:p>
          </table:table-cell>
          <table:table-cell office:value-type="float" office:value="145.4" table:style-name="ce5">
            <text:p>145</text:p>
          </table:table-cell>
          <table:table-cell office:value-type="float" office:value="64" table:style-name="ce5">
            <text:p>64</text:p>
          </table:table-cell>
          <table:table-cell office:value-type="float" office:value="61.6" table:style-name="ce5">
            <text:p>62</text:p>
          </table:table-cell>
          <table:table-cell office:value-type="float" office:value="13" table:style-name="ce5">
            <text:p>13</text:p>
          </table:table-cell>
          <table:table-cell office:value-type="float" office:value="12.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6" table:style-name="ce5">
            <text:p>246</text:p>
          </table:table-cell>
          <table:table-cell office:value-type="float" office:value="236.79999999999998" table:style-name="ce5">
            <text:p>2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6" table:style-name="ce5">
            <text:p>246</text:p>
          </table:table-cell>
          <table:table-cell office:value-type="float" office:value="236.79999999999998" table:style-name="ce5">
            <text:p>237</text:p>
          </table:table-cell>
          <table:table-cell office:value-type="float" office:value="653312.53" table:style-name="ce5">
            <text:p>653,313</text:p>
          </table:table-cell>
          <table:table-cell office:value-type="float" office:value="2418.61" table:style-name="ce5">
            <text:p>2,419</text:p>
          </table:table-cell>
          <table:table-cell office:value-type="float" office:value="2533" table:style-name="ce5">
            <text:p>2,533</text:p>
          </table:table-cell>
          <table:table-cell office:value-type="float" office:value="0" table:style-name="ce5">
            <text:p>0</text:p>
          </table:table-cell>
          <table:table-cell office:value-type="float" office:value="169854.73" table:style-name="ce5">
            <text:p>169,855</text:p>
          </table:table-cell>
          <table:table-cell office:value-type="float" office:value="87731.97" table:style-name="ce5">
            <text:p>87,732</text:p>
          </table:table-cell>
          <table:table-cell office:value-type="float" office:value="915850.84" table:style-name="ce5">
            <text:p>915,851</text:p>
          </table:table-cell>
          <table:table-cell office:value-type="float" office:value="1794.94" table:style-name="ce6">
            <text:p>1,795</text:p>
          </table:table-cell>
          <table:table-cell office:value-type="float" office:value="0" table:style-name="ce6">
            <text:p>0</text:p>
          </table:table-cell>
          <table:table-cell office:value-type="float" office:value="1794.94" table:style-name="ce6">
            <text:p>1,795</text:p>
          </table:table-cell>
          <table:table-cell office:value-type="float" office:value="917645.77999999991" table:style-name="ce6">
            <text:p>917,646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5" table:style-name="ce5">
            <text:p>15</text:p>
          </table:table-cell>
          <table:table-cell office:value-type="float" office:value="14.1" table:style-name="ce5">
            <text:p>14</text:p>
          </table:table-cell>
          <table:table-cell office:value-type="float" office:value="47" table:style-name="ce5">
            <text:p>47</text:p>
          </table:table-cell>
          <table:table-cell office:value-type="float" office:value="45.96" table:style-name="ce5">
            <text:p>46</text:p>
          </table:table-cell>
          <table:table-cell office:value-type="float" office:value="29" table:style-name="ce5">
            <text:p>29</text:p>
          </table:table-cell>
          <table:table-cell office:value-type="float" office:value="28.71" table:style-name="ce5">
            <text:p>2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" table:style-name="ce5">
            <text:p>94</text:p>
          </table:table-cell>
          <table:table-cell office:value-type="float" office:value="91.77000000000001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" table:style-name="ce5">
            <text:p>94</text:p>
          </table:table-cell>
          <table:table-cell office:value-type="float" office:value="91.77000000000001" table:style-name="ce5">
            <text:p>92</text:p>
          </table:table-cell>
          <table:table-cell office:value-type="float" office:value="370433.14" table:style-name="ce5">
            <text:p>370,433</text:p>
          </table:table-cell>
          <table:table-cell office:value-type="float" office:value="3020.45" table:style-name="ce5">
            <text:p>3,020</text:p>
          </table:table-cell>
          <table:table-cell office:value-type="float" office:value="740" table:style-name="ce5">
            <text:p>740</text:p>
          </table:table-cell>
          <table:table-cell office:value-type="float" office:value="0" table:style-name="ce5">
            <text:p>0</text:p>
          </table:table-cell>
          <table:table-cell office:value-type="float" office:value="103815.6" table:style-name="ce5">
            <text:p>103,816</text:p>
          </table:table-cell>
          <table:table-cell office:value-type="float" office:value="52078.34" table:style-name="ce5">
            <text:p>52,078</text:p>
          </table:table-cell>
          <table:table-cell office:value-type="float" office:value="530087.53" table:style-name="ce5">
            <text:p>530,08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30087.53" table:style-name="ce6">
            <text:p>530,088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6" table:style-name="ce5">
            <text:p>6</text:p>
          </table:table-cell>
          <table:table-cell office:value-type="float" office:value="5.59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9.26" table:style-name="ce5">
            <text:p>9</text:p>
          </table:table-cell>
          <table:table-cell office:value-type="float" office:value="23" table:style-name="ce5">
            <text:p>23</text:p>
          </table:table-cell>
          <table:table-cell office:value-type="float" office:value="22.41" table:style-name="ce5">
            <text:p>22</text:p>
          </table:table-cell>
          <table:table-cell office:value-type="float" office:value="16" table:style-name="ce5">
            <text:p>16</text:p>
          </table:table-cell>
          <table:table-cell office:value-type="float" office:value="15.22" table:style-name="ce5">
            <text:p>15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4" table:style-name="ce5">
            <text:p>64</text:p>
          </table:table-cell>
          <table:table-cell office:value-type="float" office:value="55.48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" table:style-name="ce5">
            <text:p>64</text:p>
          </table:table-cell>
          <table:table-cell office:value-type="float" office:value="55.48" table:style-name="ce5">
            <text:p>55</text:p>
          </table:table-cell>
          <table:table-cell office:value-type="float" office:value="214973.2" table:style-name="ce5">
            <text:p>214,973</text:p>
          </table:table-cell>
          <table:table-cell office:value-type="float" office:value="5883.35" table:style-name="ce5">
            <text:p>5,883</text:p>
          </table:table-cell>
          <table:table-cell office:value-type="float" office:value="309.76" table:style-name="ce5">
            <text:p>310</text:p>
          </table:table-cell>
          <table:table-cell office:value-type="float" office:value="0" table:style-name="ce5">
            <text:p>0</text:p>
          </table:table-cell>
          <table:table-cell office:value-type="float" office:value="61108.630000000005" table:style-name="ce5">
            <text:p>61,109</text:p>
          </table:table-cell>
          <table:table-cell office:value-type="float" office:value="29114.22" table:style-name="ce5">
            <text:p>29,114</text:p>
          </table:table-cell>
          <table:table-cell office:value-type="float" office:value="311389.16000000003" table:style-name="ce5">
            <text:p>311,38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11389.16000000003" table:style-name="ce6">
            <text:p>311,389</text:p>
          </table:table-cell>
          <table:table-cell table:number-columns-repeated="16343"/>
        </table:table-row>
        <table:table-row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table:style-name="ce8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2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Hartley, Robert</meta:initial-creator>
    <dc:creator>Sharma, Nikhil</dc:creator>
    <meta:creation-date>2022-09-30T10:29:42Z</meta:creation-date>
    <dc:date>2025-08-13T15:24:00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